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f126" officeooo:paragraph-rsid="0008dc23"/>
    </style:style>
    <style:style style:name="P2" style:family="paragraph" style:parent-style-name="Standard">
      <style:text-properties officeooo:paragraph-rsid="0008dc23"/>
    </style:style>
    <style:style style:name="P3" style:family="paragraph" style:parent-style-name="Standard">
      <style:text-properties fo:font-style="normal" fo:font-weight="bold" officeooo:rsid="000a7f5a" officeooo:paragraph-rsid="000a7f5a" style:font-style-asian="normal" style:font-weight-asian="bold" style:font-style-complex="normal" style:font-weight-complex="bold"/>
    </style:style>
    <style:style style:name="P4" style:family="paragraph" style:parent-style-name="Standard">
      <style:text-properties fo:font-style="normal" fo:font-weight="bold" officeooo:rsid="000a7f5a" officeooo:paragraph-rsid="000be9d2" style:font-style-asian="normal" style:font-weight-asian="bold" style:font-style-complex="normal" style:font-weight-complex="bold"/>
    </style:style>
    <style:style style:name="P5" style:family="paragraph" style:parent-style-name="Standard">
      <style:text-properties fo:font-style="normal" fo:font-weight="bold" officeooo:rsid="000be9d2" officeooo:paragraph-rsid="000be9d2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style="normal" fo:font-weight="bold" officeooo:rsid="000ce2e2" officeooo:paragraph-rsid="000ce2e2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style="normal" fo:font-weight="bold" officeooo:rsid="000e62db" officeooo:paragraph-rsid="000e62db" style:font-style-asian="normal" style:font-weight-asian="bold" style:font-style-complex="normal" style:font-weight-complex="bold"/>
    </style:style>
    <style:style style:name="P8" style:family="paragraph" style:parent-style-name="Standard">
      <style:text-properties fo:font-style="normal" fo:font-weight="bold" officeooo:rsid="000f643d" officeooo:paragraph-rsid="000f643d" style:font-style-asian="normal" style:font-weight-asian="bold" style:font-style-complex="normal" style:font-weight-complex="bold"/>
    </style:style>
    <style:style style:name="P9" style:family="paragraph" style:parent-style-name="Standard">
      <style:text-properties fo:font-style="normal" fo:font-weight="bold" officeooo:rsid="000ff2cd" officeooo:paragraph-rsid="000ff2cd" style:font-style-asian="normal" style:font-weight-asian="bold" style:font-style-complex="normal" style:font-weight-complex="bold"/>
    </style:style>
    <style:style style:name="P10" style:family="paragraph" style:parent-style-name="Standard">
      <style:text-properties fo:font-style="normal" fo:font-weight="bold" officeooo:rsid="00116f4c" officeooo:paragraph-rsid="00116f4c" style:font-style-asian="normal" style:font-weight-asian="bold" style:font-style-complex="normal" style:font-weight-complex="bold"/>
    </style:style>
    <style:style style:name="P11" style:family="paragraph" style:parent-style-name="Standard">
      <style:text-properties fo:font-style="normal" fo:font-weight="bold" officeooo:rsid="00116f4c" officeooo:paragraph-rsid="0024cb68" style:font-style-asian="normal" style:font-weight-asian="bold" style:font-style-complex="normal" style:font-weight-complex="bold"/>
    </style:style>
    <style:style style:name="P12" style:family="paragraph" style:parent-style-name="Standard">
      <style:text-properties style:font-name="Noto Mono" fo:font-style="normal" fo:font-weight="bold" officeooo:rsid="000a7f5a" officeooo:paragraph-rsid="000a7f5a" style:font-style-asian="normal" style:font-weight-asian="bold" style:font-style-complex="normal" style:font-weight-complex="bold"/>
    </style:style>
    <style:style style:name="P13" style:family="paragraph" style:parent-style-name="Standard">
      <style:text-properties style:font-name="Noto Mono" fo:font-style="normal" fo:font-weight="bold" officeooo:rsid="000be9d2" officeooo:paragraph-rsid="000be9d2" style:font-style-asian="normal" style:font-weight-asian="bold" style:font-style-complex="normal" style:font-weight-complex="bold"/>
    </style:style>
    <style:style style:name="P14" style:family="paragraph" style:parent-style-name="Standard">
      <style:text-properties style:font-name="Noto Mono" fo:font-style="normal" fo:font-weight="bold" officeooo:rsid="000e62db" officeooo:paragraph-rsid="000e62db" style:font-style-asian="normal" style:font-weight-asian="bold" style:font-style-complex="normal" style:font-weight-complex="bold"/>
    </style:style>
    <style:style style:name="P15" style:family="paragraph" style:parent-style-name="Standard">
      <style:text-properties style:font-name="Noto Mono" fo:font-style="normal" fo:font-weight="bold" officeooo:rsid="0015e542" officeooo:paragraph-rsid="0015e542" style:font-style-asian="normal" style:font-weight-asian="bold" style:font-style-complex="normal" style:font-weight-complex="bold"/>
    </style:style>
    <style:style style:name="P16" style:family="paragraph" style:parent-style-name="Standard">
      <style:text-properties style:font-name="Noto Mono" fo:font-style="normal" fo:font-weight="bold" officeooo:rsid="0015e542" officeooo:paragraph-rsid="0024cb68" style:font-style-asian="normal" style:font-weight-asian="bold" style:font-style-complex="normal" style:font-weight-complex="bold"/>
    </style:style>
    <style:style style:name="P17" style:family="paragraph" style:parent-style-name="Standard">
      <style:text-properties style:font-name="Liberation Serif" fo:font-style="normal" fo:font-weight="normal" officeooo:rsid="0015e542" officeooo:paragraph-rsid="0015e542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style:font-name="Liberation Serif" fo:font-style="normal" fo:font-weight="normal" officeooo:rsid="0017363b" officeooo:paragraph-rsid="0017363b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style:font-name="Liberation Serif" fo:font-style="normal" fo:font-weight="normal" officeooo:rsid="0017363b" officeooo:paragraph-rsid="001832af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style:font-name="Liberation Serif" fo:font-style="normal" fo:font-weight="normal" officeooo:rsid="001832af" officeooo:paragraph-rsid="001832af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style:font-name="Liberation Serif" fo:font-style="normal" fo:font-weight="normal" officeooo:rsid="001a2c1c" officeooo:paragraph-rsid="001a2c1c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style:font-name="Liberation Serif" fo:font-style="normal" fo:font-weight="normal" officeooo:rsid="001af94d" officeooo:paragraph-rsid="001af94d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style:font-name="Liberation Serif" fo:font-style="normal" fo:font-weight="bold" officeooo:rsid="0015e542" officeooo:paragraph-rsid="0024cb68" style:font-style-asian="normal" style:font-weight-asian="bold" style:font-style-complex="normal" style:font-weight-complex="bold"/>
    </style:style>
    <style:style style:name="P24" style:family="paragraph" style:parent-style-name="Standard">
      <style:text-properties style:font-name="Liberation Serif" fo:font-style="normal" fo:font-weight="bold" officeooo:rsid="0027dccb" officeooo:paragraph-rsid="0027dccb" style:font-style-asian="normal" style:font-weight-asian="bold" style:font-style-complex="normal" style:font-weight-complex="bold"/>
    </style:style>
    <style:style style:name="P25" style:family="paragraph" style:parent-style-name="Standard">
      <style:text-properties style:font-name="Liberation Serif" fo:font-style="normal" fo:font-weight="bold" officeooo:rsid="0028a9e0" officeooo:paragraph-rsid="0028a9e0" style:font-style-asian="normal" style:font-weight-asian="bold" style:font-style-complex="normal" style:font-weight-complex="bold"/>
    </style:style>
    <style:style style:name="P26" style:family="paragraph" style:parent-style-name="Standard">
      <style:text-properties style:font-name="Liberation Serif" fo:font-style="normal" fo:font-weight="bold" officeooo:rsid="0028fe40" officeooo:paragraph-rsid="0028fe40" style:font-style-asian="normal" style:font-weight-asian="bold" style:font-style-complex="normal" style:font-weight-complex="bold"/>
    </style:style>
    <style:style style:name="P27" style:family="paragraph" style:parent-style-name="Standard">
      <style:text-properties style:font-name="Liberation Serif" fo:font-style="normal" fo:font-weight="bold" officeooo:rsid="00296384" officeooo:paragraph-rsid="00296384" style:font-style-asian="normal" style:font-weight-asian="bold" style:font-style-complex="normal" style:font-weight-complex="bold"/>
    </style:style>
    <style:style style:name="P28" style:family="paragraph" style:parent-style-name="Standard">
      <style:text-properties style:font-name="Liberation Serif" fo:font-style="normal" fo:font-weight="bold" officeooo:rsid="002cc31a" officeooo:paragraph-rsid="002cc31a" style:font-style-asian="normal" style:font-weight-asian="bold" style:font-style-complex="normal" style:font-weight-complex="bold"/>
    </style:style>
    <style:style style:name="P29" style:family="paragraph" style:parent-style-name="Standard">
      <style:text-properties style:font-name="Liberation Serif" fo:font-style="normal" fo:font-weight="bold" officeooo:rsid="002d8f6e" officeooo:paragraph-rsid="002d8f6e" style:font-style-asian="normal" style:font-weight-asian="bold" style:font-style-complex="normal" style:font-weight-complex="bold"/>
    </style:style>
    <style:style style:name="P30" style:family="paragraph" style:parent-style-name="Standard">
      <style:text-properties style:font-name="Liberation Serif" fo:font-style="normal" fo:font-weight="bold" officeooo:rsid="002f8824" officeooo:paragraph-rsid="002f8824" style:font-style-asian="normal" style:font-weight-asian="bold" style:font-style-complex="normal" style:font-weight-complex="bold"/>
    </style:style>
    <style:style style:name="P31" style:family="paragraph" style:parent-style-name="Subtitle">
      <style:text-properties officeooo:rsid="0015c426" officeooo:paragraph-rsid="0008dc23"/>
    </style:style>
    <style:style style:name="T1" style:family="text">
      <style:text-properties officeooo:rsid="001df126"/>
    </style:style>
    <style:style style:name="T2" style:family="text">
      <style:text-properties officeooo:rsid="0008dc23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ce2e2" style:font-weight-asian="normal" style:font-weight-complex="normal"/>
    </style:style>
    <style:style style:name="T5" style:family="text">
      <style:text-properties fo:font-weight="normal" officeooo:rsid="0011f957" style:font-weight-asian="normal" style:font-weight-complex="normal"/>
    </style:style>
    <style:style style:name="T6" style:family="text">
      <style:text-properties fo:font-weight="normal" officeooo:rsid="00132dce" style:font-weight-asian="normal" style:font-weight-complex="normal"/>
    </style:style>
    <style:style style:name="T7" style:family="text">
      <style:text-properties fo:font-weight="normal" officeooo:rsid="002b3383" style:font-weight-asian="normal" style:font-weight-complex="normal"/>
    </style:style>
    <style:style style:name="T8" style:family="text">
      <style:text-properties fo:font-weight="normal" officeooo:rsid="002bcded" style:font-weight-asian="normal" style:font-weight-complex="normal"/>
    </style:style>
    <style:style style:name="T9" style:family="text">
      <style:text-properties fo:font-weight="normal" officeooo:rsid="002c2a21" style:font-weight-asian="normal" style:font-weight-complex="normal"/>
    </style:style>
    <style:style style:name="T10" style:family="text">
      <style:text-properties fo:font-weight="normal" officeooo:rsid="002f8824" style:font-weight-asian="normal" style:font-weight-complex="normal"/>
    </style:style>
    <style:style style:name="T11" style:family="text">
      <style:text-properties fo:font-weight="normal" officeooo:rsid="00344fd0" style:font-weight-asian="normal" style:font-weight-complex="normal"/>
    </style:style>
    <style:style style:name="T12" style:family="text">
      <style:text-properties style:font-name="Noto Mono"/>
    </style:style>
    <style:style style:name="T13" style:family="text">
      <style:text-properties style:font-name="Noto Mono" fo:font-weight="normal" style:font-weight-asian="normal" style:font-weight-complex="normal"/>
    </style:style>
    <style:style style:name="T14" style:family="text">
      <style:text-properties style:font-name="Noto Mono" fo:font-weight="normal" officeooo:rsid="002c2a21" style:font-weight-asian="normal" style:font-weight-complex="normal"/>
    </style:style>
    <style:style style:name="T15" style:family="text">
      <style:text-properties style:font-name="Noto Mono" officeooo:rsid="001832af"/>
    </style:style>
    <style:style style:name="T16" style:family="text">
      <style:text-properties officeooo:rsid="001dd6ab"/>
    </style:style>
    <style:style style:name="T17" style:family="text">
      <style:text-properties officeooo:rsid="002067cd"/>
    </style:style>
    <style:style style:name="T18" style:family="text">
      <style:text-properties officeooo:rsid="002299c7"/>
    </style:style>
    <style:style style:name="T19" style:family="text">
      <style:text-properties officeooo:rsid="0024cb6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Universidad del Valle de Guatemala <text:s text:c="33"/>Jorge Daniel Barrientos Pineda<text:tab/><text:tab/>18714</text:span></text:p>
      <text:p text:style-name="P1"><text:span text:style-name="T2">Electrónica Digital 2</text:span><text:tab/><text:tab/><text:tab/><text:tab/><text:tab/><text:tab/><text:tab/> <text:s/><text:tab/><text:tab/><text:span text:style-name="T2">Emilio Eduardo Velasquez Sanchez<text:tab/>18352</text:span></text:p>
      <text:p text:style-name="P1"/>
      <text:p text:style-name="P31">Proyecto <text:span text:style-name="T2">3</text:span></text:p>
      <text:p text:style-name="Standard"/>
      <text:p text:style-name="P3">Explicación Código</text:p>
      <text:p text:style-name="P3"><text:span text:style-name="T3"/></text:p>
      <text:p text:style-name="P12">sounds.h</text:p>
      <text:p text:style-name="P3"><text:span text:style-name="T3"/></text:p>
      <text:p text:style-name="P4"><text:span text:style-name="T13">play_note</text:span><text:span text:style-name="T3">:</text:span></text:p>
      <text:p text:style-name="P4"><text:span text:style-name="T3"><text:tab/>permite reproducir una sola nota, dada su frecuencia, su duración y la velocidad a la que se <text:tab/>reproducirá.</text:span></text:p>
      <text:p text:style-name="P4"><text:span text:style-name="T3"/></text:p>
      <text:p text:style-name="P4"><text:span text:style-name="T13">play_sound</text:span><text:span text:style-name="T3">:</text:span></text:p>
      <text:p text:style-name="P4"><text:span text:style-name="T3"><text:tab/>es en esencia play_note en un loop para reproducir todo el array de notas que se le pase.</text:span></text:p>
      <text:p text:style-name="P3"><text:span text:style-name="T3"/></text:p>
      <text:p text:style-name="P13">hal.h</text:p>
      <text:p text:style-name="P5"><text:span text:style-name="T3"/></text:p>
      <text:p text:style-name="P5"><text:span text:style-name="T3">Esta es la “hardware astraction layer” se encarga de todo el input y lo expone con un sencillo api.</text:span></text:p>
      <text:p text:style-name="P5"><text:span text:style-name="T3"/></text:p>
      <text:p text:style-name="P5"><text:span text:style-name="T3">Define cada tipo de input en un enum para facilitar su uso y evitar errores.</text:span></text:p>
      <text:p text:style-name="P5"><text:span text:style-name="T3"/></text:p>
      <text:p text:style-name="P5"><text:span text:style-name="T3">En un estructura guarda el estado de cada input en la forma de un booleano, </text:span><text:span text:style-name="T4">así</text:span><text:span text:style-name="T3"> se puede estructurar el programa como si fueran “eventos” y usar condiciones sencillas de la forma “if (UP)”</text:span></text:p>
      <text:p text:style-name="P5"><text:span text:style-name="T3"/></text:p>
      <text:p text:style-name="P5"><text:span text:style-name="T13">input_init</text:span><text:span text:style-name="T3">:</text:span></text:p>
      <text:p text:style-name="P5"><text:span text:style-name="T3"><text:tab/>Se encarga de inicializar </text:span><text:span text:style-name="T4">los pines necesarios como input.</text:span></text:p>
      <text:p text:style-name="P5"><text:span text:style-name="T4"/></text:p>
      <text:p text:style-name="P6"><text:span text:style-name="T13">read_inputs</text:span><text:span text:style-name="T3">:</text:span></text:p>
      <text:p text:style-name="P6"><text:span text:style-name="T3"><text:tab/>Lee todos los inputs y los organiza en la estructura de eventos.</text:span></text:p>
      <text:p text:style-name="P6"><text:span text:style-name="T3"><text:tab/>Para los inputs analógicos de los joysticks, utiliza los macros </text:span><text:span text:style-name="T13">DEAD_ZONE</text:span><text:span text:style-name="T3"> y </text:span><text:span text:style-name="T13">MID_POINT</text:span><text:span text:style-name="T3"> para <text:tab/>determinar a que evento corresponden.</text:span></text:p>
      <text:p text:style-name="P6"><text:span text:style-name="T3"/></text:p>
      <text:p text:style-name="P6"><text:span text:style-name="T13">get_event</text:span><text:span text:style-name="T3">:</text:span></text:p>
      <text:p text:style-name="P6"><text:span text:style-name="T3"><text:tab/>Devuelve el valor del evento que se le pase, su propósito es evitar una asignación accidental al <text:tab/>evento en caso de una condición mal escrita.</text:span></text:p>
      <text:p text:style-name="P6"><text:span text:style-name="T3"/></text:p>
      <text:p text:style-name="P6"><text:span text:style-name="T13">hal_debug</text:span><text:span text:style-name="T3">:</text:span></text:p>
      <text:p text:style-name="P6"><text:span text:style-name="T3"><text:tab/>Envía por serial los valores de todos los eventos, para debugeo. Vuelve lento el programa en <text:tab/>general.</text:span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14"><text:soft-page-break/>map.h</text:p>
      <text:p text:style-name="P7"><text:span text:style-name="T3"/></text:p>
      <text:p text:style-name="P7"><text:span text:style-name="T3">Contiene las estructuras y funciones para crear los mapas del juego.</text:span></text:p>
      <text:p text:style-name="P7"><text:span text:style-name="T3"/></text:p>
      <text:p text:style-name="P7"><text:span text:style-name="T13">Node</text:span><text:span text:style-name="T3">:</text:span></text:p>
      <text:p text:style-name="P7"><text:span text:style-name="T3"><text:tab/>Estructura de nodo, contiene </text:span><text:span text:style-name="T5">información</text:span><text:span text:style-name="T3"> de </text:span><text:span text:style-name="T5">posición</text:span><text:span text:style-name="T3">, distancia al nido de fantasmas, si posee <text:tab/>pastilla, tipo de pastilla y enlaces a nodos vecinos. Base de la </text:span><text:span text:style-name="T5">navegación</text:span><text:span text:style-name="T3"> de jugadores y NPCs.</text:span></text:p>
      <text:p text:style-name="P7"><text:span text:style-name="T3"/></text:p>
      <text:p text:style-name="P7"><text:span text:style-name="T13">node_new</text:span><text:span text:style-name="T3">:</text:span></text:p>
      <text:p text:style-name="P7"><text:span text:style-name="T3"><text:tab/>Crea un nuevo nodo por medio de </text:span><text:span text:style-name="T13">malloc</text:span><text:span text:style-name="T3">, inicializa sus valores y devuelve el puntero.</text:span></text:p>
      <text:p text:style-name="P7"><text:span text:style-name="T3"/></text:p>
      <text:p text:style-name="P8"><text:span text:style-name="T13">node_link</text:span><text:span text:style-name="T3">:</text:span></text:p>
      <text:p text:style-name="P8"><text:span text:style-name="T3"><text:tab/>Enlaza dos nodos bilateralmente. A partir de los valores de posición de los nodos determina la <text:tab/>dirección que se encuentran una del otro y asigna sus punteros al enlace correspondiente.</text:span></text:p>
      <text:p text:style-name="P8"><text:span text:style-name="T3"><text:tab/>Opera sobre el listado de nodos del mapa y el indice de los nodos en dicho listado.</text:span></text:p>
      <text:p text:style-name="P8"><text:span text:style-name="T3"/></text:p>
      <text:p text:style-name="P9"><text:span text:style-name="T13">map1_init</text:span><text:span text:style-name="T3">:</text:span></text:p>
      <text:p text:style-name="P9"><text:span text:style-name="T3"><text:tab/>Crea, inicializa y enlaza todos los nodos necesarios para crear el mapa.</text:span></text:p>
      <text:p text:style-name="P9"><text:span text:style-name="T3"><text:tab/>Se llama map1 como “future proof” para facilitar la adición de mas mapas al juego.</text:span></text:p>
      <text:p text:style-name="P7"><text:span text:style-name="T3"/></text:p>
      <text:p text:style-name="P10"><text:span text:style-name="T13">map_debug_draw</text:span><text:span text:style-name="T3">:</text:span></text:p>
      <text:p text:style-name="P10"><text:span text:style-name="T3"><text:tab/>Para </text:span><text:span text:style-name="T6">propósitos</text:span><text:span text:style-name="T3"> de debugeo. Dibuja todos los nodos del mapa y los enlaces que cada uno tiene con <text:tab/>otros. Bastante lento.</text:span></text:p>
      <text:p text:style-name="P10"><text:span text:style-name="T3"/></text:p>
      <text:p text:style-name="P10"><text:span text:style-name="T3"/></text:p>
      <text:p text:style-name="P15">game_object.h</text:p>
      <text:p text:style-name="P17"/>
      <text:p text:style-name="P17"><text:span text:style-name="T12">game</text:span>_object:</text:p>
      <text:p text:style-name="P17"><text:tab/>Pseudo clase de los jugadores, npcs y otros elementos del juego. Contiene informacion de posicion, <text:tab/>tamaño del sprite, rangos de movimiento, puntaje, vidas, direction, control de sprites, lisatado de <text:tab/>sprites, nodo actual, contadores para animaciones y powerups, etc.</text:p>
      <text:p text:style-name="P17"/>
      <text:p text:style-name="P18"><text:span text:style-name="T12">game_object_init</text:span>:</text:p>
      <text:p text:style-name="P18"><text:tab/>Inicializa los valores <text:s/>del objeto.</text:p>
      <text:p text:style-name="P18"/>
      <text:p text:style-name="P19"><text:span text:style-name="T12">game_object_add_x</text:span> y <text:span text:style-name="T12">game_object</text:span><text:span text:style-name="T15">_</text:span><text:span text:style-name="T12">add_y</text:span>:</text:p>
      <text:p text:style-name="P18"><text:tab/>Modifican la posicion del objeto manteniendolo dentro de los limites establecidos por los <text:tab/>argumentos max y min.</text:p>
      <text:p text:style-name="P18"/>
      <text:p text:style-name="P20"><text:span text:style-name="T12">game_object_set_pos</text:span>:</text:p>
      <text:p text:style-name="P20"><text:tab/>Setea directamenta la posicion del objeto.</text:p>
      <text:p text:style-name="P20"/>
      <text:p text:style-name="P20"><text:span text:style-name="T12">game_object_set_sprite</text:span>:</text:p>
      <text:p text:style-name="P20"><text:tab/>Setea el indice del sprite a utilizar, la direccion en que debe realizarse espejado y actualiza el ancho <text:tab/>y alto del objeto con los del sprite.</text:p>
      <text:p text:style-name="P20"/>
      <text:p text:style-name="P21">game_object_direction:</text:p>
      <text:p text:style-name="P21"><text:tab/>Setea la direccion del objeto.</text:p>
      <text:p text:style-name="P21"><text:soft-page-break/></text:p>
      <text:p text:style-name="P21"><text:span text:style-name="T12">game_object_is_on_node</text:span>:</text:p>
      <text:p text:style-name="P21"><text:tab/>Revisa si el objeto se encuentra sobre el nodo activo.</text:p>
      <text:p text:style-name="P21"/>
      <text:p text:style-name="P21"><text:span text:style-name="T12">game_object_set_node</text:span>:</text:p>
      <text:p text:style-name="P21"><text:tab/>Setea el nodo activo delobjeto y actualiza los rangos de movimiento según la existencia y posicion <text:tab/>de nodos vecinos.</text:p>
      <text:p text:style-name="P21"/>
      <text:p text:style-name="P22"><text:span text:style-name="T12">game_object_move</text:span>:</text:p>
      <text:p text:style-name="P22"><text:tab/>Principal control de movimiento. Mueve el objeto 1 pixel a la vez. Evaluá si puede moverse en la <text:tab/>dirección seleccionada, configura el nodo activo si llega al siguiente nodo. Actualiza el contado de <text:tab/>pasos que controla la animación de caminar.</text:p>
      <text:p text:style-name="P21"/>
      <text:p text:style-name="P22"><text:span text:style-name="T12">game_object_update_index</text:span>:</text:p>
      <text:p text:style-name="P22"><text:tab/>Control de animacion. Configura el sprite a mostrar según dirección, powerup, si esta muerto y <text:tab/>control de la animación de caminar.</text:p>
      <text:p text:style-name="P22"/>
      <text:p text:style-name="P22"><text:span text:style-name="T12">game_object_random_move</text:span>:</text:p>
      <text:p text:style-name="P22"><text:tab/>Genera movimiento a azar. Si se encuentran en un nodo selecciona una dirección al azar excepto la <text:tab/>dirección por la que vino de lo contrario sigue moviéndose en linea recta. También evita que entren <text:tab/>al nido de fantasmas cuando no deben.</text:p>
      <text:p text:style-name="P22"/>
      <text:p text:style-name="P22"><text:span text:style-name="T12">game_object_ghost_move</text:span>:</text:p>
      <text:p text:style-name="P22"><text:tab/><text:span text:style-name="T16">Movimiento de los fantasmas, si no están muertos moverse al azar, si se encuentran entre nodos, <text:tab/>seguir moviéndose en linea recta, si están muertos buscar la ruta al nido, si estan en el nido <text:tab/>moverse de lado a lado hasta revivir, también actualiza el contador de pasos muertos que controla <text:tab/>cuando reviven.</text:span></text:p>
      <text:p text:style-name="P22"/>
      <text:p text:style-name="P22"><text:span text:style-name="T12">game_object_pacman_move</text:span>:</text:p>
      <text:p text:style-name="P22"><text:tab/><text:span text:style-name="T17">Movimiento del jugador. Si esta entre nodos sigue en linea recta. Controla el devorado de pastillas, <text:tab/>activa/descativa el powerup y evita que entre al nido de fantasmas.</text:span></text:p>
      <text:p text:style-name="P22"/>
      <text:p text:style-name="P22"><text:span text:style-name="T12">game_object_collision</text:span>:</text:p>
      <text:p text:style-name="P22"><text:tab/><text:span text:style-name="T18">Revisa si el jugador y los fantasmas estan suficientemente cerca para ser contacto. Dependiendo de <text:tab/>si el powerup esta activo o no, le quita vida al jugador o mata al fantasma y aumenta el puntaje del <text:tab/>jugador.</text:span></text:p>
      <text:p text:style-name="P22"/>
      <text:p text:style-name="P11"><text:span text:style-name="T3"/></text:p>
      <text:p text:style-name="P16"><text:span text:style-name="T19">main</text:span>.<text:span text:style-name="T19">cpp</text:span></text:p>
      <text:p text:style-name="P23"><text:span text:style-name="T3"/></text:p>
      <text:p text:style-name="P24"><text:span text:style-name="T13">setup</text:span><text:span text:style-name="T3">:</text:span></text:p>
      <text:p text:style-name="P24"><text:span text:style-name="T3"><text:tab/>Se prepara el serial, modulo spi, la tarjeta SD, los pines de input/output, la pantalla, los objetos de <text:tab/>juego (jugadores, fantasmas y display de vidas).</text:span></text:p>
      <text:p text:style-name="P24"><text:span text:style-name="T3"/></text:p>
      <text:p text:style-name="P24"><text:span text:style-name="T13">loop</text:span><text:span text:style-name="T3">:</text:span></text:p>
      <text:p text:style-name="P24"><text:span text:style-name="T3"><text:tab/>El loop es en efecto un FSM, según el valor de estado, ejecuta </text:span><text:span text:style-name="T13">game_menu</text:span><text:span text:style-name="T3">, </text:span><text:span text:style-name="T13">game_play</text:span><text:span text:style-name="T3">, <text:tab/></text:span><text:span text:style-name="T13">game_over</text:span><text:span text:style-name="T3">. Siempre ejecuta </text:span><text:span text:style-name="T13">read_input</text:span><text:span text:style-name="T3"> para mantener actualizados los eventos.</text:span></text:p>
      <text:p text:style-name="P24"><text:span text:style-name="T3"/></text:p>
      <text:p text:style-name="P24"><text:soft-page-break/><text:span text:style-name="T3"/></text:p>
      <text:p text:style-name="P24"><text:span text:style-name="T13">game_menu</text:span><text:span text:style-name="T3">:</text:span></text:p>
      <text:p text:style-name="P24"><text:span text:style-name="T3"><text:tab/>dibuja la pantalla de inicio con </text:span><text:span text:style-name="T13">draw_sd_img</text:span><text:span text:style-name="T3"> para cada pieza de la imagen. Se queda a la espera <text:tab/>de que se seleccione el modo de juego mientras reproduce la musica de inicio. Una vez se <text:tab/>seleccoina modo de juego, limpia la pantalla llama </text:span><text:span text:style-name="T13">start_conditions</text:span><text:span text:style-name="T3"> y cambia el estado a <text:tab/></text:span><text:span text:style-name="T13">game_play.</text:span></text:p>
      <text:p text:style-name="P24"><text:span text:style-name="T3"/></text:p>
      <text:p text:style-name="P25"><text:span text:style-name="T13">game_play</text:span><text:span text:style-name="T3">:</text:span></text:p>
      <text:p text:style-name="P25"><text:span text:style-name="T3"><text:tab/>Dibuja el mapa al iniciar, actualiza la dirección de los jugadores en base al input, mueve los <text:tab/>jugadores, setea los fantasmas en modo vulnerable si alguno de los jugadores tiene el powerup, <text:tab/>evaluá si hubieron colisiones, si alguno de los jugadores pierde una vida ejecuta la animación de <text:tab/>muerte del jugador, actualiza los sprites de todos, reproduce el efecto de sonido del jugador y si <text:tab/>ambos jugadores pierden todas sus vidas o ya no hay pastillas en el mapa cambia el estado a <text:tab/></text:span><text:span text:style-name="T13">game_over</text:span><text:span text:style-name="T3"> y renderiza todos los objetos.</text:span></text:p>
      <text:p text:style-name="P25"><text:span text:style-name="T3"/></text:p>
      <text:p text:style-name="P25"><text:span text:style-name="T13">game_over</text:span><text:span text:style-name="T3">:</text:span></text:p>
      <text:p text:style-name="P25"><text:span text:style-name="T3"><text:tab/>Muestra un mensaje de victoria o derrota y los puntajes según el modo de juego y la cantidad de <text:tab/>vidas de los jugadores.</text:span></text:p>
      <text:p text:style-name="P25"><text:span text:style-name="T3"/></text:p>
      <text:p text:style-name="P25"><text:span text:style-name="T13">render_game_object</text:span><text:span text:style-name="T3">:</text:span></text:p>
      <text:p text:style-name="P25"><text:span text:style-name="T3"><text:tab/>Dibuja en la pantalla el sprite del objeto o en caso de estar oculto dibuja un rectángulo negro.</text:span></text:p>
      <text:p text:style-name="P25"><text:span text:style-name="T3"/></text:p>
      <text:p text:style-name="P26"><text:span text:style-name="T13">render_pellet</text:span><text:span text:style-name="T3">:</text:span></text:p>
      <text:p text:style-name="P26"><text:span text:style-name="T3"><text:tab/>Dibuja las pastillas en el mapa según la </text:span><text:span text:style-name="T7">información</text:span><text:span text:style-name="T3"> del nodo. Si no hay pastilla dibuja un <text:tab/></text:span><text:span text:style-name="T8">rectángulo</text:span><text:span text:style-name="T3"> negro.</text:span></text:p>
      <text:p text:style-name="P26"><text:span text:style-name="T3"/></text:p>
      <text:p text:style-name="P27"><text:span text:style-name="T13">render_lives</text:span><text:span text:style-name="T3">:</text:span></text:p>
      <text:p text:style-name="P27"><text:span text:style-name="T9"><text:tab/>Dibuja en la pantalla el contador de vidas. Por eficiencia solo se ejecuta cuando hubo cambio en <text:tab/>las vidas (</text:span><text:span text:style-name="T14">old_lives</text:span><text:span text:style-name="T9"> no es igual a </text:span><text:span text:style-name="T14">lives</text:span><text:span text:style-name="T9">). Según la cantidad de vidas oculta los elementos <text:tab/>correspondientes.</text:span></text:p>
      <text:p text:style-name="P27"><text:span text:style-name="T9"/></text:p>
      <text:p text:style-name="P28"><text:span text:style-name="T14">r</text:span><text:span text:style-name="T13">ender_score</text:span><text:span text:style-name="T3">:</text:span></text:p>
      <text:p text:style-name="P28"><text:span text:style-name="T3"><text:tab/>Dibuja en la pnatalla el puntaje de cada jugador solo si hay cambios (</text:span><text:span text:style-name="T13">old_score</text:span><text:span text:style-name="T3"> no es igual a <text:tab/></text:span><text:span text:style-name="T13">score</text:span><text:span text:style-name="T3">).</text:span></text:p>
      <text:p text:style-name="P28"><text:span text:style-name="T3"/></text:p>
      <text:p text:style-name="P28"><text:span text:style-name="T13">render_game</text:span><text:span text:style-name="T3">:</text:span></text:p>
      <text:p text:style-name="P28"><text:span text:style-name="T3"><text:tab/>Dibuja todos los elementos del juego. Itera sobre las listas de elementos y llama las funciones de <text:tab/>renderizado adecuadas.</text:span></text:p>
      <text:p text:style-name="P28"><text:span text:style-name="T3"/></text:p>
      <text:p text:style-name="P28"><text:span text:style-name="T13">draw_sd_img</text:span><text:span text:style-name="T3">:</text:span></text:p>
      <text:p text:style-name="P28"><text:span text:style-name="T3"><text:tab/>Dibuja en la pantalla una imagen guardada en la SD. Lee todo el contenido del archivo a ram, <text:tab/>parsea los primero dos elementos del archivo (ancho y alto) y con ese asigna con </text:span><text:span text:style-name="T13">malloc</text:span><text:span text:style-name="T3"> espacio <text:tab/>para el bitmap. Luego parsea el resto del archivo asignando los valores en la memoria de bitmap, <text:tab/>renderiza el bitmap y libera con </text:span><text:span text:style-name="T13">free</text:span><text:span text:style-name="T3"> la memoria de bitmap. El parseo se realiza con las funciones <text:tab/>de la librería estandar </text:span><text:span text:style-name="T13">strtoul</text:span><text:span text:style-name="T3"> (string to unsigned long) y </text:span><text:span text:style-name="T13">strtok</text:span><text:span text:style-name="T3"> (string token, para dividir en <text:tab/>substrings según un delimitador).</text:span></text:p>
      <text:p text:style-name="P28"><text:span text:style-name="T3"/></text:p>
      <text:p text:style-name="P29"><text:span text:style-name="T13">start_conditions</text:span><text:span text:style-name="T3">:</text:span></text:p>
      <text:p text:style-name="P29"><text:soft-page-break/><text:span text:style-name="T3"><text:tab/>Setea el nodo y posición inicial de cada objeto.</text:span></text:p>
      <text:p text:style-name="P29"><text:span text:style-name="T13">play_death_anim</text:span><text:span text:style-name="T3">:</text:span></text:p>
      <text:p text:style-name="P29"><text:span text:style-name="T3"><text:tab/>Repr</text:span><text:span text:style-name="T10">oduce los </text:span><text:span text:style-name="T11">s</text:span><text:span text:style-name="T10">prites de la </text:span><text:span text:style-name="T11">animación</text:span><text:span text:style-name="T10"> de muerte del jugador y las notas del efecto de sonido de <text:tab/>muerte.</text:span></text:p>
      <text:p text:style-name="P29"><text:span text:style-name="T10"/></text:p>
      <text:p text:style-name="P30"><text:span text:style-name="T13">draw_background</text:span><text:span text:style-name="T3">:</text:span></text:p>
      <text:p text:style-name="P30"><text:span text:style-name="T3"><text:tab/>Dibuja el mapa desde las sd, utilizando </text:span><text:span text:style-name="T13">draw_sd_img</text:span><text:span text:style-name="T3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1T11:11:58.620881760</meta:creation-date>
    <dc:date>2021-05-01T16:42:16.757929197</dc:date>
    <meta:editing-duration>PT3H25M51S</meta:editing-duration>
    <meta:editing-cycles>33</meta:editing-cycles>
    <meta:generator>LibreOffice/6.0.7.3$Linux_X86_64 LibreOffice_project/00m0$Build-3</meta:generator>
    <meta:document-statistic meta:table-count="0" meta:image-count="0" meta:object-count="0" meta:page-count="5" meta:paragraph-count="94" meta:word-count="1196" meta:character-count="7527" meta:non-whitespace-character-count="6293"/>
  </office:meta>
</office:document-meta>
</file>